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58" officeooo:paragraph-rsid="000d9458"/>
    </style:style>
    <style:style style:name="P2" style:family="paragraph" style:parent-style-name="Standard">
      <style:paragraph-properties fo:text-align="center" style:justify-single-word="false"/>
      <style:text-properties officeooo:rsid="000d9458" officeooo:paragraph-rsid="000d9458"/>
    </style:style>
    <style:style style:name="P3" style:family="paragraph" style:parent-style-name="Standard">
      <style:text-properties officeooo:rsid="000db5a4" officeooo:paragraph-rsid="000db5a4"/>
    </style:style>
    <style:style style:name="T1" style:family="text">
      <style:text-properties officeooo:rsid="000db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ze -- Fill in the blank.</text:p>
      <text:p text:style-name="P1"/>
      <text:p text:style-name="P1">Text will be in &lt;div&gt; tag constituting a “frame” with one or more paragraphs.</text:p>
      <text:p text:style-name="P1"/>
      <text:p text:style-name="P1">Text will contain /*# <text:s/>blank, answer <text:s text:c="2"/>#*/ blocks.</text:p>
      <text:p text:style-name="P1"/>
      <text:p text:style-name="P1">Compilation will convert the /*# blank, answer #*/ blocks to a<text:span text:style-name="T1">n HTML</text:span> input tag with an id and name. <text:span text:style-name="T1">T</text:span>he answer <text:span text:style-name="T1">will be stored </text:span>in a javascript array or map <text:span text:style-name="T1">keyed to the blank</text:span>.</text:p>
      <text:p text:style-name="P1"/>
      <text:p text:style-name="P3">CSS will control the appear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5-21T06:59:50.310253536</meta:creation-date>
    <dc:date>2015-05-21T07:28:51.037019550</dc:date>
    <dc:creator>Jim Fuqua</dc:creator>
    <meta:editing-duration>PT18M50S</meta:editing-duration>
    <meta:editing-cycles>1</meta:editing-cycles>
    <meta:document-statistic meta:table-count="0" meta:image-count="0" meta:object-count="0" meta:page-count="1" meta:paragraph-count="5" meta:word-count="67" meta:character-count="360" meta:non-whitespace-character-count="295"/>
    <meta:generator>LibreOffice/4.2.8.2$Linux_X86_64 LibreOffice_project/420m0$Build-2</meta:generator>
  </office:meta>
</office:document-meta>
</file>